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19a2" officeooo:paragraph-rsid="000819a2"/>
    </style:style>
    <style:style style:name="P2" style:family="paragraph" style:parent-style-name="Standard">
      <style:text-properties fo:font-weight="bold" officeooo:rsid="000819a2" officeooo:paragraph-rsid="000819a2"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timization process</text:p>
      <text:p text:style-name="P1">1. First, we created the bash and SQL scripts to setup our database and load our data, and to perform unoptimized versions of all the required queries. This allows us to have a baseline of the performance of the database, such that we can judge which optimizations have the greatest impact on the size of the database and the execution time of the queries.</text:p>
      <text:p text:style-name="P1"/>
      <text:p text:style-name="P2">Chosen optimiz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6:10:19.671159082</meta:creation-date>
    <dc:date>2019-02-20T16:14:54.136076389</dc:date>
    <meta:editing-duration>PT4M35S</meta:editing-duration>
    <meta:editing-cycles>1</meta:editing-cycles>
    <meta:document-statistic meta:table-count="0" meta:image-count="0" meta:object-count="0" meta:page-count="1" meta:paragraph-count="3" meta:word-count="68" meta:character-count="396" meta:non-whitespace-character-count="331"/>
    <meta:generator>LibreOffice/6.0.7.3$Linux_X86_64 LibreOffice_project/00m0$Build-3</meta:generator>
  </office:meta>
</office:document-meta>
</file>